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5000000DCA6D27A261E704FAF.png" manifest:media-type="image/png"/>
  <manifest:file-entry manifest:full-path="Pictures/100002010000013400000058DB2C89ED019AC3EB.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9c8c5"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a310b"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1.2 Editors - Video Sequence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1.2 Editors - Video Sequence Editor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238537835376">
          <table:table-cell table:style-name="Tabelle11.A1" office:value-type="string">
            <text:h text:style-name="P15" text:outline-level="1"><text:bookmark-start text:name="__RefHeading___Toc204_1017461327"/>Q<text:span text:style-name="T6">uick Menu</text:span><text:bookmark-end text:name="__RefHeading___Toc204_1017461327"/></text:h>
          </table:table-cell>
        </table:table-row>
      </table:table>
      <text:p text:style-name="P2"><draw:frame draw:style-name="fr1" draw:name="Bild1" text:anchor-type="paragraph" svg:y="0.669cm" svg:width="5.211cm" svg:height="1.49cm" draw:z-index="0"><draw:image xlink:href="Pictures/100002010000013400000058DB2C89ED019AC3EB.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9">. </text:span>But it can be called by hotkey Q directly under the mouse. This hotkey works in other editors too. </text:p>
      <text:p text:style-name="P3"/>
      <text:p text:style-name="P3">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8">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a310b"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1">.1.</text:span><text:span text:style-name="MT4">2</text:span><text:span text:style-name="MT1"> Editors - </text:span><text:span text:style-name="MT5">Video Sequence Editor</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57M27S</meta:editing-duration>
    <meta:editing-cycles>560</meta:editing-cycles>
    <meta:generator>LibreOffice/6.4.7.2$Windows_X86_64 LibreOffice_project/639b8ac485750d5696d7590a72ef1b496725cfb5</meta:generator>
    <dc:date>2020-11-20T11:07:51.304000000</dc:date>
    <meta:document-statistic meta:table-count="1" meta:image-count="6" meta:object-count="0" meta:page-count="2" meta:paragraph-count="30" meta:word-count="583" meta:character-count="3001" meta:non-whitespace-character-count="2444"/>
    <meta:template xlink:type="simple" xlink:actuate="onRequest" xlink:title="standard1cm" xlink:href="../../../AppData/Roaming/LibreOffice/4/user/template/standard1cm.ott" meta:date="2016-03-29T10:15:31.334000000"/>
  </office:meta>
</office:document-meta>
</file>